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1.992cm" svg:x="0.957cm" svg:y="1.005cm">
          <text:p text:style-name="P1"><text:span text:style-name="T1">Suscepti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cm" svg:height="1.992cm" svg:x="8.029cm" svg:y="0.973cm">
          <text:p text:style-name="P1"><text:span text:style-name="T1">Inf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cm" svg:height="1.992cm" svg:x="15cm" svg:y="0.973cm">
          <text:p text:style-name="P1"><text:span text:style-name="T1">Rem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5.957cm" svg:y1="2.001cm" svg:x2="8.029cm" svg:y2="1.969cm" draw:start-shape="id1" draw:start-glue-point="1" draw:end-shape="id2" draw:end-glue-point="3" svg:d="m5957 2001 2072-32">
          <text:p/>
        </draw:connector>
        <draw:connector draw:style-name="gr4" draw:text-style-name="P2" draw:layer="layout" draw:type="line" svg:x1="13.029cm" svg:y1="1.969cm" svg:x2="15cm" svg:y2="1.969cm" draw:start-shape="id2" draw:start-glue-point="1" draw:end-shape="id3" draw:end-glue-point="3" svg:d="m13029 1969h1971">
          <text:p/>
        </draw:connector>
        <draw:connector draw:style-name="gr4" draw:text-style-name="P2" draw:layer="layout" draw:line-skew="0.245cm" svg:x1="17.5cm" svg:y1="2.965cm" svg:x2="3.457cm" svg:y2="2.997cm" draw:start-shape="id3" draw:start-glue-point="2" draw:end-shape="id1" svg:d="m17500 2965v779h-14043v-7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2T16:27:53</meta:creation-date>
    <dc:date>2011-10-02T16:55:06</dc:date>
    <dc:creator>Alberto Montresor</dc:creator>
    <meta:editing-duration>PT17M59S</meta:editing-duration>
    <meta:editing-cycles>4</meta:editing-cycles>
    <meta:generator>OpenOffice.org/3.3$Unix OpenOffice.org_project/330m20$Build-9567</meta:generator>
    <meta:document-statistic meta:object-count="6"/>
  </office:meta>
</office:document-meta>
</file>